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style="italic" fo:font-weight="normal" officeooo:rsid="001283ae" officeooo:paragraph-rsid="001283ae" style:font-size-asian="18pt" style:font-style-asian="italic" style:font-weight-asian="normal" style:font-size-complex="18pt" style:font-style-complex="italic" style:font-weight-complex="normal"/>
    </style:style>
    <style:style style:name="P2" style:family="paragraph" style:parent-style-name="Standard">
      <style:paragraph-properties fo:text-align="end" style:justify-single-word="false"/>
      <style:text-properties fo:font-size="12pt" officeooo:rsid="001283ae" officeooo:paragraph-rsid="001283ae" style:font-size-asian="12pt" style:font-size-complex="12pt"/>
    </style:style>
    <style:style style:name="P3" style:family="paragraph" style:parent-style-name="Standard">
      <style:text-properties fo:font-size="12pt" officeooo:rsid="001283ae" officeooo:paragraph-rsid="001283ae" style:font-size-asian="12pt" style:font-size-complex="12pt"/>
    </style:style>
    <style:style style:name="P4" style:family="paragraph" style:parent-style-name="Standard">
      <style:text-properties fo:font-size="12pt" officeooo:rsid="001283ae" officeooo:paragraph-rsid="00170e9b" style:font-size-asian="12pt" style:font-size-complex="12pt"/>
    </style:style>
    <style:style style:name="P5" style:family="paragraph" style:parent-style-name="Standard">
      <style:text-properties fo:font-size="12pt" officeooo:rsid="0012af77" officeooo:paragraph-rsid="00170e9b" style:font-size-asian="12pt" style:font-size-complex="12pt"/>
    </style:style>
    <style:style style:name="P6" style:family="paragraph" style:parent-style-name="Standard">
      <style:text-properties fo:font-size="12pt" officeooo:rsid="00134195" officeooo:paragraph-rsid="00170e9b" style:font-size-asian="12pt" style:font-size-complex="12pt"/>
    </style:style>
    <style:style style:name="P7" style:family="paragraph" style:parent-style-name="Standard">
      <style:text-properties fo:font-size="12pt" officeooo:rsid="00135f63" officeooo:paragraph-rsid="00170e9b" style:font-size-asian="12pt" style:font-size-complex="12pt"/>
    </style:style>
    <style:style style:name="T1" style:family="text">
      <style:text-properties officeooo:rsid="0012af77"/>
    </style:style>
    <style:style style:name="T2" style:family="text">
      <style:text-properties officeooo:rsid="001908c2"/>
    </style:style>
    <style:style style:name="T3" style:family="text">
      <style:text-properties officeooo:rsid="00134195"/>
    </style:style>
    <style:style style:name="T4" style:family="text">
      <style:text-properties officeooo:rsid="00170e9b"/>
    </style:style>
    <style:style style:name="T5" style:family="text">
      <style:text-properties officeooo:rsid="00135f63"/>
    </style:style>
    <style:style style:name="T6" style:family="text">
      <style:text-properties officeooo:rsid="001545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étonnement <text:s/>- l’Esprit d’entreprendre / Guillaume FABRE</text:p>
      <text:p text:style-name="P2">Antoine GUENOT</text:p>
      <text:p text:style-name="P2">1ère année de licence d’informatique</text:p>
      <text:p text:style-name="P3"/>
      <text:p text:style-name="P3"/>
      <text:p text:style-name="P4">Tout d’abord, j’ai pu assister à la conférence de Guillaume Fabre qui est venu dans le cadre <text:span text:style-name="T1">de la présentation du service proposé par le « Catalyseur ». </text:span><text:span text:style-name="T2">L</text:span><text:span text:style-name="T1">e catalyseur propose ses services gratuitement à tous les étudiants de la faculté ayant une idée bien précise d’un projet qu’ils aimeraient mettre au jour. </text:span><text:span text:style-name="T3">Celui-ci accompagne les étudiants dans leurs démarches administratives et il fait également office de conseiller pour les porteurs de projets</text:span><text:span text:style-name="T1">.</text:span></text:p>
      <text:p text:style-name="P4"><text:span text:style-name="T1">J’ai trouvé l’idée du catalyseur superbe pour les étudiants débordants d’idées et qui veulent se lancer mais ne savent pas comment. </text:span><text:span text:style-name="T2">E</text:span><text:span text:style-name="T1">t même pour ceux ayant déjà début</text:span><text:span text:style-name="T4">é</text:span><text:span text:style-name="T1"> mais qui auraient besoin d’appui pour leur projet. D’autant plus, comme l’a dit Guillaume, on travaille la majorité du temps seul et / ou en autonomie donc avoir des gens extérieurs avec qui exposer ses idées et ses projets ne peut être que bénéfique.</text:span></text:p>
      <text:p text:style-name="P5"/>
      <text:p text:style-name="P5">Le maître de conférence a par la suite fait appel à deux personnes afin qu’elles puissent nous partager leur rôle et en quoi l’entrepreneuriat les touche. La première intervention a été réalisée par une membre de l’« Upsilon ». <text:span text:style-name="T2">Elle est </text:span>venu<text:span text:style-name="T2">e </text:span>nous expliquer ce qu’il s’y passe ainsi <text:span text:style-name="T2">qu’</text:span>afin de nous partager le gain de compétences que cela pourrait être pour chacun de nous.</text:p>
      <text:p text:style-name="P4"><text:span text:style-name="T1">Chez Upsilon, tous les membres sont des étudiants </text:span><text:span text:style-name="T3">et occupent tout type de postes, cela va de la communication, la finance… jusqu’au graphisme et à l’opérationnel. Pour ma part cette intervention m’a plu car j’y ai effectivement vu une bonne occasion de vivre quelque chose de spécial et qui pourrait m’apporter un gros plus que ce soit pour mon futur CV ou encore pour mes compétences </text:span><text:span text:style-name="T2">quelques quelles soient</text:span><text:span text:style-name="T3">, si possible, un rôle dans l’opérationnel ou la communication pourrait me plaire.</text:span></text:p>
      <text:p text:style-name="P6"/>
      <text:p text:style-name="P6">Juste avant le passage du dernier intervenant, Guillaume nous a présenté les autres institutions qui ont pour rôle d’aider les étudiants dans toutes les formes. Entre le « PASAE » pour les étudiants en situation de handicaps en passant par le « SCUIO-IP » qui aide les étudiants à trouver un métier, une réorientation ou simplement une alternance. <text:span text:style-name="T2">J</text:span>’ai pu comprendre l’intérêt que représentent ces structures et le bénéfice qu’elles apportent à tou<text:span text:style-name="T2">s</text:span> les étudiants notamment avec le statut d’étudiant entrepreneur qui apporte de nombreux bénéfices pour <text:span text:style-name="T2">ses propriétaires</text:span> afin d’alléger leurs horaires et de leur permettre de continuer leur chemin sur la route de l’entrepreneuriat. </text:p>
      <text:p text:style-name="P6"/>
      <text:p text:style-name="P7">Enfin, un intervenant du nom de Sylvain ASSOGBA est venu à notre rencontre afin de nous expliquer son parcours en tant qu’étudiant entrepreneur. J’ai trouvé cette intervention particulièrement intéressante car celui-ci nous a expliqué tout son chemin en partant de l’enfance où il expliquait que depuis jeune il cherchait des solutions à tout type de problème<text:span text:style-name="T4">s</text:span> et était en permanence plein d’idées.</text:p>
      <text:p text:style-name="P6"><text:span text:style-name="T5">Pour en revenir au catalyseur, Sylvain nous à expliqué son cheminement jusqu’à son projet actuel : Un « </text:span><text:span text:style-name="T6">D</text:span><text:span text:style-name="T5">uolingo » </text:span><text:span text:style-name="T6">du darija pour aider toutes les personnes limité</text:span><text:span text:style-name="T4">e</text:span><text:span text:style-name="T6">s par la barrière de la langue, tout comme l’a été Sylvain lorsqu’il était étudiant au Maroc. Il a donc demandé de l’aide au catalyseur qui lui a permis de faire grossir son projet et d’arriver désormais à une petite équipe de trois personnes. J’ai </text:span><text:span text:style-name="T2">de</text:span><text:span text:style-name="T6"> nouveau été conquis par cette intervention car en plus des détails qu’il a donné, il a aussi expliqué toutes les difficultés qu’il a ressenti et comment elles l’ont impactés. </text:span><text:span text:style-name="T2">Tel </text:span><text:span text:style-name="T6">que la solitude de l’entrepreneuriat, le manque d’accompagnement ou encore un problème personnel face à l’échec.</text:span></text:p>
      <text:p text:style-name="P6"><text:span text:style-name="T4">Mais ne parler que des aspects négatifs serait mentir</text:span><text:span text:style-name="T6">, Sylvain a aussi exposé tout ce que ses projets aboutis ou non lui ont apportés, tel que l’acquisition de nombreuses compétences, un sentiment </text:span><text:soft-page-break/><text:span text:style-name="T6">d’accomplissement à chaque fois que ce qu’il a entrepris fonctionnait ou encore tout simplement le statut officiel d’entrepreneur. </text:span></text:p>
      <text:p text:style-name="P6"/>
      <text:p text:style-name="P6"><text:span text:style-name="T6">Pour finir, cette intervention à été </text:span><text:span text:style-name="T4">extrêmement </text:span><text:span text:style-name="T6">enrichissante. </text:span><text:span text:style-name="T2">Q</text:span><text:span text:style-name="T6">ue ce soit administratif avec le statut d’entrepreneur, émotionnel avec le parcours de Sylvain et surtout avec tous les conseils donnés par tout le monde tels que le fait de ne pas attendre et de se lancer si quelque chose nous passionne, la persévérance ou encore le fait de ne jamais se laisser décourager par autru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0T18:13:36.386067300</meta:creation-date>
    <dc:date>2025-10-13T09:36:13.336358285</dc:date>
    <meta:editing-duration>PT16M31S</meta:editing-duration>
    <meta:editing-cycles>4</meta:editing-cycles>
    <meta:generator>LibreOffice/25.8.2.1$Linux_X86_64 LibreOffice_project/78eb2dd587a680eda0540d14c4ad53fe07ea8797</meta:generator>
    <meta:document-statistic meta:table-count="0" meta:image-count="0" meta:object-count="0" meta:page-count="2" meta:paragraph-count="12" meta:word-count="707" meta:character-count="4350" meta:non-whitespace-character-count="3652"/>
  </office:meta>
</office:document-meta>
</file>